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281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de points théorique total à 10 ms</text:p>
          </table:table-cell>
          <table:table-cell table:style-name="ce2" table:formula="of:=5000/10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de points réels <text:s/>total</text:p>
          </table:table-cell>
          <table:table-cell table:style-name="ce2" table:formula="of:=454-1"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Période d’échantillonnage réelle (ms)</text:p>
          </table:table-cell>
          <table:table-cell table:style-name="ce2" table:formula="of:=5000/[.J4]" office:value-type="float" office:value="11.037527593819" calcext:value-type="float">
            <text:p>11,03752759381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Temps de calcul (ms)</text:p>
          </table:table-cell>
          <table:table-cell table:style-name="ce2" table:formula="of:=[.J5]-10" office:value-type="float" office:value="1.03752759381898" calcext:value-type="float">
            <text:p>1,0375275938189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3:20:40.8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3:21:20.393000000</dc:date>
    <meta:editing-duration>PT8M25S</meta:editing-duration>
    <meta:editing-cycles>5</meta:editing-cycles>
    <meta:generator>LibreOffice/7.2.5.2$Windows_X86_64 LibreOffice_project/499f9727c189e6ef3471021d6132d4c694f357e5</meta:generator>
    <meta:document-statistic meta:table-count="1" meta:cell-count="1388" meta:object-count="0"/>
  </office:meta>
</office:document-meta>
</file>